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c9a5" officeooo:paragraph-rsid="000ec9a5"/>
    </style:style>
    <style:style style:name="P2" style:family="paragraph" style:parent-style-name="Standard">
      <style:text-properties officeooo:rsid="000faceb" officeooo:paragraph-rsid="000faceb"/>
    </style:style>
    <style:style style:name="P3" style:family="paragraph" style:parent-style-name="Standard">
      <style:text-properties officeooo:rsid="0010f798" officeooo:paragraph-rsid="0010f798"/>
    </style:style>
    <style:style style:name="P4" style:family="paragraph" style:parent-style-name="Standard">
      <style:text-properties officeooo:rsid="001225e0" officeooo:paragraph-rsid="001225e0"/>
    </style:style>
    <style:style style:name="T1" style:family="text">
      <style:text-properties officeooo:rsid="0010f798"/>
    </style:style>
    <style:style style:name="T2" style:family="text">
      <style:text-properties officeooo:rsid="00141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P</text:p>
      <text:p text:style-name="P1"/>
      <text:p text:style-name="P1">foi criado e depois patenteado pela IDM, pois era um processo de desenvolvimento de software.</text:p>
      <text:p text:style-name="P2">Nome de abreviação de RATIONAL UNIFIED PROCESS</text:p>
      <text:p text:style-name="P2">mas na verdade e </text:p>
      <text:p text:style-name="P2">processo+método+linguagem(UML)</text:p>
      <text:p text:style-name="P2"/>
      <text:p text:style-name="P2">muitas empresas estava se batendo para implantar o processo de RUP, os autores falam que FREMEWORK para gerar processos, e um <text:span text:style-name="T1">algorítimo</text:span> para criar processos</text:p>
      <text:p text:style-name="P2"/>
      <text:p text:style-name="P2">desenvolvimento de sistema o RUP e</text:p>
      <text:p text:style-name="P2">*interativo e incremental</text:p>
      <text:p text:style-name="P2">*guia por casos de uso(use cases)</text:p>
      <text:p text:style-name="P2">t:são recursos que utilizamos para desenvolver o sistemas</text:p>
      <text:p text:style-name="P2">*baseado na arquitetura do sistema</text:p>
      <text:p text:style-name="P2"/>
      <text:p text:style-name="P2">cada interação e planejada, onde e gerada uma versão de sistema, onde seria incremental</text:p>
      <text:p text:style-name="P2"/>
      <text:p text:style-name="P3">RUP e guiado por casos de uso, cada funcionalidade o sistema for criado, vai ter um caso de uso,</text:p>
      <text:p text:style-name="P3">assim o processos pode ser guiado por tal,</text:p>
      <text:p text:style-name="P3">organização do RUP</text:p>
      <text:p text:style-name="P3"/>
      <text:p text:style-name="P4"><text:span text:style-name="T2">RUP</text:span> nada mais e que um sistema de dese<text:span text:style-name="T2">n</text:span>volvimento de software que e uma <text:span text:style-name="T2">junção</text:span> de vairas ciclo de vida, onde vem de estilos como cascata, usando ate <text:span text:style-name="T2">método</text:span> <text:span text:style-name="T2">ágeis.</text:span></text:p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21:35:00.613000391</meta:creation-date>
    <dc:date>2019-06-18T22:05:18.971506277</dc:date>
    <meta:editing-duration>PT8M47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6" meta:word-count="155" meta:character-count="934" meta:non-whitespace-character-count="794"/>
  </office:meta>
</office:document-meta>
</file>